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dfccc" officeooo:paragraph-rsid="000681ab"/>
    </style:style>
    <style:style style:name="P2" style:family="paragraph" style:parent-style-name="Text_20_body">
      <style:paragraph-properties fo:text-align="center" style:justify-single-word="false"/>
      <style:text-properties officeooo:paragraph-rsid="000681ab"/>
    </style:style>
    <style:style style:name="P3" style:family="paragraph" style:parent-style-name="Text_20_body">
      <style:paragraph-properties fo:text-align="start" style:justify-single-word="false"/>
      <style:text-properties style:font-name="Calibri1" fo:font-size="14pt" officeooo:rsid="00078e8b" officeooo:paragraph-rsid="00078e8b" style:font-size-asian="12.25pt" style:font-size-complex="14pt"/>
    </style:style>
    <style:style style:name="P4" style:family="paragraph" style:parent-style-name="Text_20_body">
      <style:paragraph-properties fo:text-align="start" style:justify-single-word="false"/>
      <style:text-properties style:font-name="Calibri1" fo:font-size="14pt" fo:language="ru" fo:country="RU" officeooo:rsid="00082f40" officeooo:paragraph-rsid="00082f40" style:font-size-asian="12.25pt" style:font-size-complex="14pt"/>
    </style:style>
    <style:style style:name="P5" style:family="paragraph" style:parent-style-name="Standard">
      <style:text-properties style:font-name="Calibri" fo:font-size="14pt" fo:language="en" fo:country="US" officeooo:rsid="001a0527" officeooo:paragraph-rsid="000681ab" style:font-size-asian="14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officeooo:paragraph-rsid="000681ab" style:font-size-asian="14pt"/>
    </style:style>
    <style:style style:name="P7" style:family="paragraph" style:parent-style-name="Standard">
      <style:text-properties style:font-name="Calibri" fo:font-size="14pt" officeooo:paragraph-rsid="000681ab" style:font-size-asian="14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05c76" officeooo:paragraph-rsid="000681ab" style:font-size-asian="14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6pt" officeooo:paragraph-rsid="000681ab" style:font-size-asian="16pt"/>
    </style:style>
    <style:style style:name="P10" style:family="paragraph" style:parent-style-name="Standard">
      <style:paragraph-properties fo:orphans="2" fo:widows="2"/>
      <style:text-properties officeooo:paragraph-rsid="000681ab"/>
    </style:style>
    <style:style style:name="P11" style:family="paragraph" style:parent-style-name="Standard">
      <style:paragraph-properties fo:orphans="2" fo:widows="2"/>
      <style:text-properties fo:color="#00000a" style:font-name="Consolas" fo:font-size="11pt" officeooo:rsid="000e5655" officeooo:paragraph-rsid="000681ab" style:font-size-asian="11pt" style:font-name-complex="Consolas2" style:font-size-complex="11pt" style:language-complex="ar" style:country-complex="SA"/>
    </style:style>
    <style:style style:name="P12" style:family="paragraph" style:parent-style-name="Standard">
      <style:paragraph-properties fo:orphans="2" fo:widows="2"/>
      <style:text-properties fo:color="#00000a" fo:font-size="11pt" officeooo:paragraph-rsid="000681ab" style:font-size-asian="11pt" style:font-size-complex="11pt" style:language-complex="ar" style:country-complex="SA"/>
    </style:style>
    <style:style style:name="P13" style:family="paragraph" style:parent-style-name="Standard">
      <style:text-properties officeooo:paragraph-rsid="000681ab"/>
    </style:style>
    <style:style style:name="P14" style:family="paragraph" style:parent-style-name="Standard">
      <style:text-properties style:font-name="Calibri1" fo:font-size="14pt" officeooo:rsid="00082f40" officeooo:paragraph-rsid="00082f40" style:font-size-asian="12.25pt" style:font-size-complex="14pt"/>
    </style:style>
    <style:style style:name="P15" style:family="paragraph" style:parent-style-name="Standard">
      <style:text-properties style:font-name="Calibri1" fo:font-size="14pt" officeooo:rsid="00097b5a" officeooo:paragraph-rsid="00097b5a" style:font-size-asian="12.25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paragraph-rsid="000681ab" style:font-size-asian="11pt" style:font-weight-asian="normal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rsid="00097b5a" officeooo:paragraph-rsid="00097b5a" style:font-size-asian="11pt" style:font-weight-asian="normal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style:font-name="Consolas1" fo:font-size="9pt" fo:language="en" fo:country="US" officeooo:rsid="00097b5a" officeooo:paragraph-rsid="00097b5a" style:font-size-asian="9pt" style:font-name-complex="Consolas2" style:font-size-complex="9pt" style:language-complex="ar" style:country-complex="SA"/>
    </style:style>
    <style:style style:name="P19" style:family="paragraph" style:parent-style-name="Standard">
      <style:paragraph-properties fo:margin-top="0.499cm" fo:margin-bottom="0cm" loext:contextual-spacing="false"/>
      <style:text-properties style:font-name="Calibri" fo:font-size="14pt" fo:language="ru" fo:country="RU" officeooo:rsid="00078e8b" officeooo:paragraph-rsid="00078e8b" style:font-size-asian="14pt"/>
    </style:style>
    <style:style style:name="P20" style:family="paragraph" style:parent-style-name="Standard">
      <style:paragraph-properties fo:margin-top="0.499cm" fo:margin-bottom="0cm" loext:contextual-spacing="false"/>
      <style:text-properties style:font-name="Calibri" fo:font-size="14pt" officeooo:rsid="000681ab" officeooo:paragraph-rsid="000681ab" style:font-size-asian="14pt"/>
    </style:style>
    <style:style style:name="P21" style:family="paragraph" style:parent-style-name="Standard">
      <style:paragraph-properties fo:margin-left="4.995cm" fo:margin-right="0cm" fo:text-indent="0cm" style:auto-text-indent="false"/>
      <style:text-properties style:font-name="Calibri" fo:font-size="18pt" fo:font-weight="bold" officeooo:paragraph-rsid="000681ab" style:font-size-asian="18pt" style:font-weight-asian="bold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3">
      <style:paragraph-properties fo:text-align="center" style:justify-single-word="false"/>
      <style:text-properties fo:language="ru" fo:country="RU" officeooo:rsid="00164ed4" officeooo:paragraph-rsid="000681ab"/>
    </style:style>
    <style:style style:name="P24" style:family="paragraph" style:parent-style-name="Heading_20_3">
      <style:paragraph-properties fo:text-align="center" style:justify-single-word="false"/>
      <style:text-properties officeooo:paragraph-rsid="000681ab"/>
    </style:style>
    <style:style style:name="P25" style:family="paragraph" style:parent-style-name="Heading_20_3">
      <style:paragraph-properties fo:text-align="center" style:justify-single-word="false"/>
      <style:text-properties officeooo:rsid="000681ab" officeooo:paragraph-rsid="000681ab"/>
    </style:style>
    <style:style style:name="P26" style:family="paragraph" style:parent-style-name="Heading_20_3">
      <style:paragraph-properties fo:text-align="center" style:justify-single-word="false"/>
      <style:text-properties officeooo:rsid="00078e8b" officeooo:paragraph-rsid="00078e8b"/>
    </style:style>
    <style:style style:name="P27" style:family="paragraph" style:parent-style-name="Heading_20_3">
      <style:paragraph-properties fo:text-align="center" style:justify-single-word="false"/>
      <style:text-properties officeooo:rsid="00082f40" officeooo:paragraph-rsid="00082f40"/>
    </style:style>
    <style:style style:name="P28" style:family="paragraph" style:parent-style-name="Heading_20_3">
      <style:paragraph-properties fo:text-align="center" style:justify-single-word="false"/>
      <style:text-properties officeooo:rsid="00097b5a" officeooo:paragraph-rsid="00097b5a"/>
    </style:style>
    <style:style style:name="P29" style:family="paragraph" style:parent-style-name="Основной_20_текст_20__28_2_29_" style:master-page-name="Standard">
      <loext:graphic-properties draw:fill-color="#ffffff"/>
      <style:paragraph-properties fo:margin-left="1.164cm" fo:margin-right="0cm" fo:margin-top="0cm" fo:margin-bottom="0cm" loext:contextual-spacing="false" fo:text-indent="0cm" style:auto-text-indent="false" style:page-number="auto"/>
      <style:text-properties officeooo:paragraph-rsid="000681ab"/>
    </style:style>
    <style:style style:name="P30" style:family="paragraph" style:parent-style-name="Основной_20_текст_20__28_2_29_">
      <loext:graphic-properties draw:fill-color="#ffffff"/>
      <style:paragraph-properties fo:margin-left="1.164cm" fo:margin-right="0cm" fo:margin-top="0cm" fo:margin-bottom="4.417cm" loext:contextual-spacing="false" fo:text-indent="0cm" style:auto-text-indent="false"/>
      <style:text-properties officeooo:paragraph-rsid="000681ab"/>
    </style:style>
    <style:style style:name="P31" style:family="paragraph" style:parent-style-name="Заголовок_20__2116_2">
      <loext:graphic-properties draw:fill-color="#ffffff"/>
      <style:paragraph-properties fo:margin-left="3.747cm" fo:margin-right="0cm" fo:margin-top="0cm" fo:margin-bottom="0.351cm" loext:contextual-spacing="false" fo:line-height="1.094cm" fo:keep-together="always" fo:text-indent="0cm" style:auto-text-indent="false" fo:keep-with-next="always"/>
      <style:text-properties style:font-name="Calibri Light" officeooo:paragraph-rsid="000681ab"/>
    </style:style>
    <style:style style:name="P32" style:family="paragraph" style:parent-style-name="Subtitle">
      <style:text-properties officeooo:paragraph-rsid="000681ab"/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Основной_20_текст_20__28_4_29_">
      <loext:graphic-properties draw:fill-color="#ffffff"/>
      <style:paragraph-properties fo:margin-left="6.209cm" fo:margin-right="0cm" fo:margin-top="0cm" fo:margin-bottom="2.395cm" loext:contextual-spacing="false" fo:line-height="0.459cm" fo:text-indent="0cm" style:auto-text-indent="false"/>
      <style:text-properties officeooo:paragraph-rsid="000681ab"/>
    </style:style>
    <style:style style:name="P35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0cm" loext:contextual-spacing="false" fo:text-indent="0cm" style:auto-text-indent="false"/>
      <style:text-properties officeooo:paragraph-rsid="000681ab"/>
    </style:style>
    <style:style style:name="P36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6.311cm" loext:contextual-spacing="false" fo:line-height="0.542cm" fo:text-indent="0cm" style:auto-text-indent="false"/>
      <style:text-properties officeooo:paragraph-rsid="000681ab"/>
    </style:style>
    <style:style style:name="P37" style:family="paragraph" style:parent-style-name="Основной_20_текст_20__28_3_29_">
      <loext:graphic-properties draw:fill-color="#ffffff"/>
      <style:paragraph-properties fo:margin-left="0cm" fo:margin-right="0.564cm" fo:margin-top="0cm" fo:margin-bottom="0.397cm" loext:contextual-spacing="false" fo:text-indent="0cm" style:auto-text-indent="false"/>
      <style:text-properties officeooo:paragraph-rsid="000681ab"/>
    </style:style>
    <style:style style:name="P38" style:family="paragraph" style:parent-style-name="Основной_20_текст_20__28_3_29_">
      <loext:graphic-properties draw:fill-color="#ffffff"/>
      <style:paragraph-properties fo:margin-left="8.922cm" fo:margin-right="0.561cm" fo:margin-top="0cm" fo:margin-bottom="0cm" loext:contextual-spacing="false" fo:line-height="0.542cm" fo:text-indent="0cm" style:auto-text-indent="false"/>
      <style:text-properties officeooo:paragraph-rsid="000681a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06b8"/>
    </style:style>
    <style:style style:name="T3" style:family="text">
      <style:text-properties fo:language="en" fo:country="US" officeooo:rsid="000681ab"/>
    </style:style>
    <style:style style:name="T4" style:family="text">
      <style:text-properties fo:language="en" fo:country="US" style:font-size-complex="14pt"/>
    </style:style>
    <style:style style:name="T5" style:family="text">
      <style:text-properties fo:language="en" fo:country="US" officeooo:rsid="00078e8b" style:font-size-complex="14pt"/>
    </style:style>
    <style:style style:name="T6" style:family="text">
      <style:text-properties fo:language="en" fo:country="US" fo:font-style="italic" style:font-style-asian="italic" style:font-size-complex="14pt" style:font-style-complex="italic"/>
    </style:style>
    <style:style style:name="T7" style:family="text">
      <style:text-properties fo:language="en" fo:country="US" fo:font-style="normal" style:font-style-asian="normal" style:font-size-complex="14pt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23a61"/>
    </style:style>
    <style:style style:name="T10" style:family="text">
      <style:text-properties fo:language="ru" fo:country="RU" style:font-size-complex="14pt"/>
    </style:style>
    <style:style style:name="T11" style:family="text">
      <style:text-properties fo:language="ru" fo:country="RU" officeooo:rsid="00164ed4" style:font-size-complex="14pt"/>
    </style:style>
    <style:style style:name="T12" style:family="text">
      <style:text-properties fo:language="ru" fo:country="RU" officeooo:rsid="00078e8b" style:font-size-complex="14pt"/>
    </style:style>
    <style:style style:name="T13" style:family="text">
      <style:text-properties fo:language="ru" fo:country="RU" officeooo:rsid="000681ab"/>
    </style:style>
    <style:style style:name="T14" style:family="text">
      <style:text-properties officeooo:rsid="00123a61"/>
    </style:style>
    <style:style style:name="T15" style:family="text">
      <style:text-properties style:font-size-complex="14pt"/>
    </style:style>
    <style:style style:name="T16" style:family="text">
      <style:text-properties fo:color="#00000a" fo:font-size="11pt" fo:language="en" fo:country="US" style:font-size-asian="11pt" style:font-size-complex="11pt" style:language-complex="ar" style:country-complex="SA"/>
    </style:style>
    <style:style style:name="T17" style:family="text">
      <style:text-properties fo:color="#00000a" fo:font-size="11pt" style:font-size-asian="11pt" style:font-size-complex="11pt" style:language-complex="ar" style:country-complex="SA"/>
    </style:style>
    <style:style style:name="T18" style:family="text">
      <style:text-properties officeooo:rsid="000681ab"/>
    </style:style>
    <style:style style:name="T19" style:family="text">
      <style:text-properties fo:font-style="italic" style:font-style-asian="italic" style:font-size-complex="14pt" style:font-style-complex="italic"/>
    </style:style>
    <style:style style:name="T20" style:family="text">
      <style:text-properties fo:font-style="normal" style:font-style-asian="normal" style:font-size-complex="14pt" style:font-style-complex="normal"/>
    </style:style>
    <style:style style:name="T21" style:family="text">
      <style:text-properties officeooo:rsid="00097b5a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БЕЛОРУССКИЙ ГОСУДАРСТВЕННЫЙ УНИВЕРСИТЕТ</text:p>
      <text:p text:style-name="P30">ФАКУЛЬТЕТ ПРИКЛАДНОЙ МАТЕМАТИКИ И ИНФОРМАТИКИ</text:p>
      <text:h text:style-name="P31" text:outline-level="2"><text:bookmark text:name="bookmark0"/><text:bookmark-start text:name="__RefHeading___Toc1844_1681118743"/>Лабораторная работа №<text:span text:style-name="T3">4</text:span><text:bookmark-end text:name="__RefHeading___Toc1844_1681118743"/></text:h>
      <text:p text:style-name="P32"><text:bookmark text:name="bookmark1"/>Решение систем линейных <text:span text:style-name="T13">алгебраических </text:span><text:span text:style-name="T8">уравнений</text:span><text:span text:style-name="T2"> </text:span><text:span text:style-name="T13">итерационными методами (простой итерации, Гаусса, Зейделя, Гаусса-Зейделя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Выполнил:</text:p>
      <text:p text:style-name="P35"><text:s/>Студент 2 курса 5 группы ФПМИ</text:p>
      <text:p text:style-name="P37">Карасик Семён</text:p>
      <text:p text:style-name="P38">Руководитель:</text:p>
      <text:p text:style-name="P36">Радкевич Елена Владимировна</text:p>
      <text:p text:style-name="P13"/>
      <text:p text:style-name="P34"><text:bookmark text:name="bookmark2"/>Минск, 2017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2"><text:a xlink:type="simple" xlink:href="#__RefHeading___Toc1844_1681118743" text:style-name="Index_20_Link" text:visited-style-name="Index_20_Link">Лабораторная работа №4<text:tab/>1</text:a></text:p>
          <text:p text:style-name="P33"><text:a xlink:type="simple" xlink:href="#__RefHeading___Toc2056_1681118743" text:style-name="Index_20_Link" text:visited-style-name="Index_20_Link">Постановка задачи<text:tab/>3</text:a></text:p>
          <text:p text:style-name="P33"><text:a xlink:type="simple" xlink:href="#__RefHeading___Toc2058_1681118743" text:style-name="Index_20_Link" text:visited-style-name="Index_20_Link">Общие сведения об итерационных методах<text:tab/>4</text:a></text:p>
          <text:p text:style-name="P33"><text:a xlink:type="simple" xlink:href="#__RefHeading___Toc632_1569834275" text:style-name="Index_20_Link" text:visited-style-name="Index_20_Link">Метод простой итерации<text:tab/>4</text:a></text:p>
          <text:p text:style-name="P33"><text:a xlink:type="simple" xlink:href="#__RefHeading___Toc634_1569834275" text:style-name="Index_20_Link" text:visited-style-name="Index_20_Link">Метод Якоби<text:tab/>4</text:a></text:p>
          <text:p text:style-name="P33"><text:a xlink:type="simple" xlink:href="#__RefHeading___Toc636_1569834275" text:style-name="Index_20_Link" text:visited-style-name="Index_20_Link">Метод Зейделя<text:tab/>4</text:a></text:p>
          <text:p text:style-name="P33"><text:a xlink:type="simple" xlink:href="#__RefHeading___Toc638_1569834275" text:style-name="Index_20_Link" text:visited-style-name="Index_20_Link">Метод Гаусса-Зейделя<text:tab/>4</text:a></text:p>
          <text:p text:style-name="P33"><text:a xlink:type="simple" xlink:href="#__RefHeading___Toc2066_1681118743" text:style-name="Index_20_Link" text:visited-style-name="Index_20_Link">Листинг основных функций программы<text:tab/>5</text:a></text:p>
          <text:p text:style-name="P33"><text:a xlink:type="simple" xlink:href="#__RefHeading___Toc2068_1681118743" text:style-name="Index_20_Link" text:visited-style-name="Index_20_Link">Входные данные<text:tab/>7</text:a></text:p>
          <text:p text:style-name="P33"><text:a xlink:type="simple" xlink:href="#__RefHeading___Toc2070_1681118743" text:style-name="Index_20_Link" text:visited-style-name="Index_20_Link">Выходные данные<text:tab/>7</text:a></text:p>
        </text:index-body>
      </text:table-of-content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3" text:outline-level="3"><text:soft-page-break/></text:h>
      <text:h text:style-name="P24" text:outline-level="3"><text:bookmark-start text:name="__RefHeading___Toc2056_1681118743"/>Постановка задачи<text:bookmark-end text:name="__RefHeading___Toc2056_1681118743"/></text:h>
      <text:p text:style-name="P6"/>
      <text:p text:style-name="P8">Решить систему <text:span text:style-name="T14">линейных алгебраических </text:span>уравнений <text:span text:style-name="T18">методами простой итерации, Гаусса, Зейделя, Гаусса-Зейделя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25" text:outline-level="3"><text:bookmark-start text:name="__RefHeading___Toc2058_1681118743"/><text:soft-page-break/><text:span text:style-name="T9">О</text:span><text:span text:style-name="T8">бщие сведения об итерационных методах</text:span><text:bookmark-end text:name="__RefHeading___Toc2058_1681118743"/></text:h>
      <text:p text:style-name="P20"><text:span text:style-name="T11">П</text:span><text:span text:style-name="T10">усть дана СЛАУ </text:span><text:span text:style-name="T10"><draw:frame draw:style-name="fr1" draw:name="Объект1" text:anchor-type="as-char" svg:y="-0.377cm" svg:width="1.26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и мы смогли представить ее в эквивалентном виде </text:span><text:span text:style-name="T10"><draw:frame draw:style-name="fr1" draw:name="Объект2" text:anchor-type="as-char" svg:y="-0.377cm" svg:width="1.7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">, тогда попробуем найти последовательность </text:span><text:span text:style-name="T4"><draw:frame draw:style-name="fr1" draw:name="Объект3" text:anchor-type="as-char" svg:y="-0.437cm" svg:width="1.06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такую, что </text:span><text:span text:style-name="T10"><draw:frame draw:style-name="fr1" draw:name="Объект4" text:anchor-type="as-char" svg:y="-0.437cm" svg:width="8.634cm" svg:height="0.8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, последовательность строится по данному соотношению: </text:span><text:span text:style-name="T12"><draw:frame draw:style-name="fr1" draw:name="Объект5" text:anchor-type="as-char" svg:y="-0.437cm" svg:width="2.409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, </text:span><text:span text:style-name="T12">в качестве </text:span><text:span text:style-name="T12"><draw:frame draw:style-name="fr1" draw:name="Объект6" text:anchor-type="as-char" svg:y="-0.437cm" svg:width="0.746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2">можно выбрать произвольный метод, но часто выбирается вектор </text:span><text:span text:style-name="T5"><draw:frame draw:style-name="fr1" draw:name="Объект7" text:anchor-type="as-char" svg:y="-0.377cm" svg:width="0.404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<text:p text:style-name="P19"><text:span text:style-name="T15">В случае</text:span><text:span text:style-name="T15"><draw:frame draw:style-name="fr1" draw:name="Объект8" text:anchor-type="as-char" svg:y="-0.437cm" svg:width="2.429cm" svg:height="0.80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такой метод называют </text:span><text:span text:style-name="T19">сходящимся.</text:span><text:span text:style-name="T6"> </text:span><text:span text:style-name="T20">Сходимость метода зависит от матрицы </text:span><text:span text:style-name="T7">B. </text:span></text:p>
      <text:p text:style-name="P19"><text:span text:style-name="T20">Условие выхода из итерационного процесса </text:span><text:span text:style-name="T20"><draw:frame draw:style-name="fr1" draw:name="Объект9" text:anchor-type="as-char" svg:y="-0.437cm" svg:width="3.921cm" svg:height="0.59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9"><text:span text:style-name="T20">Оценка скорости сходимости итерационного процесса: </text:span><text:span text:style-name="T20"><draw:frame draw:style-name="fr1" draw:name="Объект10" text:anchor-type="as-char" svg:y="-0.637cm" svg:width="3.653cm" svg:height="1.014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h text:style-name="P26" text:outline-level="3"><text:bookmark-start text:name="__RefHeading___Toc632_1569834275"/>Метод простой итерации<text:bookmark-end text:name="__RefHeading___Toc632_1569834275"/></text:h>
      <text:p text:style-name="P3">Самым простым из методов является метод простой итерации.</text:p>
      <text:p text:style-name="P20"><text:span text:style-name="T5"><draw:frame draw:style-name="fr1" draw:name="Объект11" text:anchor-type="as-char" svg:y="-0.681cm" svg:width="2.833cm" svg:height="1.118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0"><text:span text:style-name="T5"><draw:frame draw:style-name="fr1" draw:name="Объект12" text:anchor-type="as-char" svg:y="-0.681cm" svg:width="2.143cm" svg:height="1.11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h text:style-name="P27" text:outline-level="3"><text:bookmark-start text:name="__RefHeading___Toc634_1569834275"/>Метод Якоби<text:bookmark-end text:name="__RefHeading___Toc634_1569834275"/></text:h>
      <text:p text:style-name="P14"><draw:frame draw:style-name="fr1" draw:name="Объект13" text:anchor-type="as-char" svg:y="-0.637cm" svg:width="5.163cm" svg:height="1.1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><draw:frame draw:style-name="fr1" draw:name="Объект14" text:anchor-type="as-char" svg:y="-0.377cm" svg:width="3.09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/>
      <text:h text:style-name="P27" text:outline-level="3"><text:bookmark-start text:name="__RefHeading___Toc636_1569834275"/>Метод Зейделя<text:bookmark-end text:name="__RefHeading___Toc636_1569834275"/></text:h>
      <text:p text:style-name="P4">Заметим, что в методе простой итерации мы не используем тот факт, что при вычисления следующего уравнения мы можем использовать уже вычисленные "лучшие" компоненты вектора <text:span text:style-name="T1">x.</text:span> Метод Зейделя использует данный факт, тогда:</text:p>
      <text:p text:style-name="P4"><draw:frame draw:style-name="fr1" draw:name="Объект15" text:anchor-type="as-char" svg:y="-0.437cm" svg:width="18.51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p>
      <text:h text:style-name="P28" text:outline-level="3"><text:bookmark-start text:name="__RefHeading___Toc638_1569834275"/>Метод Гаусса-Зейделя<text:bookmark-end text:name="__RefHeading___Toc638_1569834275"/></text:h>
      <text:p text:style-name="P15">Метод Гаусса-Зейделя совмещает в себе преимущества методов Гаусса и Зейделя: применим к матрице метода Гаусса использование уже вычисленных компонент вектора-решений при вычислении следующих.</text:p>
      <text:h text:style-name="P24" text:outline-level="3"><text:bookmark-start text:name="__RefHeading___Toc2066_1681118743"/><text:soft-page-break/>Листинг <text:span text:style-name="T21">основных функций программы</text:span><text:bookmark-end text:name="__RefHeading___Toc2066_1681118743"/></text:h>
      <text:section text:style-name="Sect2" text:name="TextSection">
        <text:p text:style-name="P18">bool eq(double x, double y) {</text:p>
        <text:p text:style-name="P18"><text:tab/>return abs(x - y) &lt;= EPS;</text:p>
        <text:p text:style-name="P18">}</text:p>
        <text:p text:style-name="P18"/>
        <text:p text:style-name="P18">bool eq(const Vector &amp; x, const Vector &amp; y)</text:p>
        <text:p text:style-name="P18">{</text:p>
        <text:p text:style-name="P18"><text:tab/>if (x.size() != y.size())</text:p>
        <text:p text:style-name="P18"><text:tab/><text:tab/>throw invalid_argument("Vectors have different size");</text:p>
        <text:p text:style-name="P18"><text:tab/>for (int i = 0; i &lt; x.size(); i++)</text:p>
        <text:p text:style-name="P18"><text:tab/><text:tab/>if (!eq(x[i], y[i]))</text:p>
        <text:p text:style-name="P18"><text:tab/><text:tab/><text:tab/>return false;</text:p>
        <text:p text:style-name="P18"><text:tab/>return true;</text:p>
        <text:p text:style-name="P18">}</text:p>
        <text:p text:style-name="P18"/>
        <text:p text:style-name="P18">double computeNorm(const Vector &amp; v)</text:p>
        <text:p text:style-name="P18">{</text:p>
        <text:p text:style-name="P18"><text:tab/>double norm = 0;</text:p>
        <text:p text:style-name="P18"><text:tab/>for (int i = 0; i &lt; v.size(); i++)</text:p>
        <text:p text:style-name="P18"><text:tab/><text:tab/>norm = max(norm, abs(v[i]));</text:p>
        <text:p text:style-name="P18"><text:tab/>return norm;</text:p>
        <text:p text:style-name="P18">}</text:p>
        <text:p text:style-name="P18"/>
        <text:p text:style-name="P18">double computeNorm(const Matrix &amp; mat) </text:p>
        <text:p text:style-name="P18">{</text:p>
        <text:p text:style-name="P18"><text:tab/>double norm = 0;</text:p>
        <text:p text:style-name="P18"><text:tab/>for (int i = 0; i &lt; getN(mat); i++)</text:p>
        <text:p text:style-name="P18"><text:tab/>{</text:p>
        <text:p text:style-name="P18"><text:tab/><text:tab/>double sum = 0;</text:p>
        <text:p text:style-name="P18"><text:tab/><text:tab/>for (int j = 0; j &lt; getM(mat); j++)</text:p>
        <text:p text:style-name="P18"><text:tab/><text:tab/><text:tab/>sum += abs(mat[i][j]);</text:p>
        <text:p text:style-name="P18"><text:tab/><text:tab/>norm = max(norm, sum);</text:p>
        <text:p text:style-name="P18"><text:tab/>}</text:p>
        <text:p text:style-name="P18"/>
        <text:p text:style-name="P18"><text:tab/>return norm;</text:p>
        <text:p text:style-name="P18">}</text:p>
        <text:p text:style-name="P18"/>
        <text:p text:style-name="P18">double computeCovergenceSpeed(const Matrix &amp; B, const Vector &amp; b)</text:p>
        <text:p text:style-name="P18">{</text:p>
        <text:p text:style-name="P18"><text:tab/>double normB = computeNorm(B), normb = computeNorm(b);</text:p>
        <text:p text:style-name="P18"><text:tab/>double numerator = log(EPS*(1 - normB) / normb);</text:p>
        <text:p text:style-name="P18"><text:tab/>double denumerator = log(normB);</text:p>
        <text:p text:style-name="P18"><text:tab/>return trunc(numerator / denumerator) + 1;</text:p>
        <text:p text:style-name="P18">}</text:p>
        <text:p text:style-name="P18"/>
        <text:p text:style-name="P18">Vector computeError(const Matrix &amp; A, const Vector &amp; f, const Vector &amp; x)</text:p>
        <text:p text:style-name="P18">{</text:p>
        <text:p text:style-name="P18"><text:tab/>Vector error(x.size(), 0), f1 = A * x;</text:p>
        <text:p text:style-name="P18"><text:tab/>for (int i = 0; i &lt; error.size(); i++)</text:p>
        <text:p text:style-name="P18"><text:tab/><text:tab/>error[i] = abs(f1[i] - f[i]);</text:p>
        <text:p text:style-name="P18"><text:tab/>return error;</text:p>
        <text:p text:style-name="P18">}</text:p>
        <text:p text:style-name="P18"/>
        <text:p text:style-name="P18">void computeMatrixAndVectorForSimpleIteration(</text:p>
        <text:p text:style-name="P18"><text:tab/>const Matrix &amp; A, const Vector &amp; f,</text:p>
        <text:p text:style-name="P18"><text:tab/>Matrix &amp; B, Vector &amp; b)</text:p>
        <text:p text:style-name="P18">{</text:p>
        <text:p text:style-name="P18"><text:tab/>Matrix symmetrical = transpose(A) * A;</text:p>
        <text:p text:style-name="P18"><text:tab/>double norm = computeNorm(symmetrical);</text:p>
        <text:p text:style-name="P18"><text:tab/>B = loadIdentity(getN(A)) - symmetrical / norm;</text:p>
        <text:p text:style-name="P18"><text:tab/>b = transpose(A) * f / norm;</text:p>
        <text:p text:style-name="P18">}</text:p>
        <text:p text:style-name="P18"/>
        <text:p text:style-name="P18">Vector simpleIterationMethod(const Matrix &amp; A, const Vector &amp; f, MethodSummary &amp; methodSummary)</text:p>
        <text:p text:style-name="P18">{</text:p>
        <text:p text:style-name="P18"><text:tab/>Matrix B;</text:p>
        <text:p text:style-name="P18"><text:tab/>Vector b;<text:tab/></text:p>
        <text:p text:style-name="P18"><text:tab/>computeMatrixAndVectorForSimpleIteration(A, f, B, b);</text:p>
        <text:p text:style-name="P18"><text:tab/>Vector x = b, oldX;</text:p>
        <text:p text:style-name="P18"/>
        <text:p text:style-name="P18"><text:tab/>int stepCnt = 0;</text:p>
        <text:p text:style-name="P18"><text:tab/>do</text:p>
        <text:p text:style-name="P18"><text:tab/>{</text:p>
        <text:p text:style-name="P18"><text:tab/><text:tab/>oldX = x;</text:p>
        <text:p text:style-name="P18"><text:tab/><text:tab/>x = B * oldX + b;</text:p>
        <text:p text:style-name="P18"><text:tab/><text:tab/>stepCnt++;</text:p>
        <text:p text:style-name="P18"><text:tab/>} while (!eq(x, oldX));</text:p>
        <text:p text:style-name="P18"/>
        <text:p text:style-name="P18"><text:tab/>methodSummary.B = B;</text:p>
        <text:p text:style-name="P18"><text:tab/>methodSummary.b = b;</text:p>
        <text:p text:style-name="P18"><text:tab/>methodSummary.stepCnt= stepCnt;</text:p>
        <text:p text:style-name="P18"><text:tab/>methodSummary.x = x;</text:p>
        <text:p text:style-name="P18"><text:tab/>methodSummary.error = computeError(A, f, methodSummary.x);</text:p>
        <text:p text:style-name="P18"><text:tab/>methodSummary.theoreticalStepCnt = computeCovergenceSpeed(B, b);</text:p>
        <text:p text:style-name="P18"><text:tab/>return x;</text:p>
        <text:p text:style-name="P18">}</text:p>
        <text:p text:style-name="P18"/>
        <text:p text:style-name="P18"/>
        <text:p text:style-name="P18">Vector JacobiMethod(const Matrix &amp; A, const Vector &amp; f, MethodSummary &amp; methodSummary)</text:p>
        <text:p text:style-name="P18">{</text:p>
        <text:p text:style-name="P18"><text:tab/>const int n = getN(A);</text:p>
        <text:p text:style-name="P18"><text:tab/>Matrix B = A;</text:p>
        <text:p text:style-name="P18"><text:tab/>Vector b = f;</text:p>
        <text:p text:style-name="P18"><text:tab/>for (int i = 0; i &lt; b.size(); i++)</text:p>
        <text:p text:style-name="P18"><text:tab/><text:tab/>b[i] /= A[i][i];</text:p>
        <text:p text:style-name="P18"><text:tab/>for (int i = 0; i &lt; n; i++)</text:p>
        <text:p text:style-name="P18"><text:tab/>{</text:p>
        <text:p text:style-name="P18"><text:tab/><text:tab/>for (int j = 0; j &lt; n; j++)</text:p>
        <text:p text:style-name="P18"><text:tab/><text:tab/><text:tab/>if (i == j)</text:p>
        <text:p text:style-name="P18"><text:tab/><text:tab/><text:tab/><text:tab/>B[i][j] = 0;</text:p>
        <text:p text:style-name="P18"><text:tab/><text:tab/><text:tab/>else</text:p>
        <text:p text:style-name="P18"><text:tab/><text:tab/><text:tab/><text:tab/>B[i][j] = -B[i][j] / A[i][i];</text:p>
        <text:p text:style-name="P18"><text:tab/>}</text:p>
        <text:p text:style-name="P18"/>
        <text:p text:style-name="P18"><text:tab/>int stepCnt = 0;</text:p>
        <text:p text:style-name="P18"><text:tab/>Vector x = f, oldX;</text:p>
        <text:p text:style-name="P18"><text:tab/>do</text:p>
        <text:p text:style-name="P18"><text:tab/>{</text:p>
        <text:p text:style-name="P18"><text:tab/><text:tab/>oldX = x;</text:p>
        <text:p text:style-name="P18"><text:tab/><text:tab/>x = B * oldX + b;</text:p>
        <text:p text:style-name="P18"><text:tab/><text:tab/>stepCnt++;</text:p>
        <text:p text:style-name="P18"><text:tab/>} while (!eq(x, oldX));</text:p>
        <text:p text:style-name="P18"/>
        <text:p text:style-name="P18"><text:tab/>methodSummary.stepCnt = stepCnt;</text:p>
        <text:p text:style-name="P18"><text:tab/>methodSummary.B = B;</text:p>
        <text:p text:style-name="P18"><text:tab/>methodSummary.b = b;</text:p>
        <text:p text:style-name="P18"><text:tab/>methodSummary.x = x;</text:p>
        <text:p text:style-name="P18"><text:soft-page-break/><text:tab/>methodSummary.error = computeError(A, f, methodSummary.x);</text:p>
        <text:p text:style-name="P18"><text:tab/>methodSummary.theoreticalStepCnt = computeCovergenceSpeed(B, b);</text:p>
        <text:p text:style-name="P18"><text:tab/>return x;</text:p>
        <text:p text:style-name="P18">}</text:p>
        <text:p text:style-name="P18"/>
        <text:p text:style-name="P18">Vector SeidelMethod(const Matrix &amp; A, const Vector &amp; f, MethodSummary &amp; methodSummary)</text:p>
        <text:p text:style-name="P18">{</text:p>
        <text:p text:style-name="P18"><text:tab/>const int n = getN(A);</text:p>
        <text:p text:style-name="P18"><text:tab/>Matrix B;</text:p>
        <text:p text:style-name="P18"><text:tab/>Vector b;</text:p>
        <text:p text:style-name="P18"><text:tab/>computeMatrixAndVectorForSimpleIteration(A, f, B, b);</text:p>
        <text:p text:style-name="P18"><text:tab/>Vector x = b, oldX;</text:p>
        <text:p text:style-name="P18"><text:tab/>int stepCnt = 0;</text:p>
        <text:p text:style-name="P18"><text:tab/>do</text:p>
        <text:p text:style-name="P18"><text:tab/>{</text:p>
        <text:p text:style-name="P18"><text:tab/><text:tab/>oldX = x;</text:p>
        <text:p text:style-name="P18"><text:tab/><text:tab/>for (int i = 0; i &lt; n; i++)</text:p>
        <text:p text:style-name="P18"><text:tab/><text:tab/>{ </text:p>
        <text:p text:style-name="P18"><text:tab/><text:tab/><text:tab/>double sum = 0;</text:p>
        <text:p text:style-name="P18"><text:tab/><text:tab/><text:tab/>for (int j = 0; j &lt; i; j++)</text:p>
        <text:p text:style-name="P18"><text:tab/><text:tab/><text:tab/><text:tab/>sum += x[j] * B[i][j];</text:p>
        <text:p text:style-name="P18"><text:tab/><text:tab/><text:tab/>for (int j = i; j &lt; n; j++)</text:p>
        <text:p text:style-name="P18"><text:tab/><text:tab/><text:tab/><text:tab/>sum += oldX[j] * B[i][j];</text:p>
        <text:p text:style-name="P18"><text:tab/><text:tab/><text:tab/>x[i] = sum + b[i];</text:p>
        <text:p text:style-name="P18"><text:tab/><text:tab/>}</text:p>
        <text:p text:style-name="P18"><text:tab/><text:tab/>stepCnt++;</text:p>
        <text:p text:style-name="P18"><text:tab/>} while (!eq(x, oldX));</text:p>
        <text:p text:style-name="P18"/>
        <text:p text:style-name="P18"><text:tab/>methodSummary.B = Matrix();</text:p>
        <text:p text:style-name="P18"><text:tab/>methodSummary.b = f;</text:p>
        <text:p text:style-name="P18"><text:tab/>methodSummary.error = computeError(A, f, x);</text:p>
        <text:p text:style-name="P18"><text:tab/>methodSummary.stepCnt = stepCnt;</text:p>
        <text:p text:style-name="P18"><text:tab/>methodSummary.theoreticalStepCnt = 0;</text:p>
        <text:p text:style-name="P18"><text:tab/>methodSummary.x = x;</text:p>
        <text:p text:style-name="P18"><text:tab/>return x;</text:p>
        <text:p text:style-name="P18">}</text:p>
        <text:p text:style-name="P18"/>
        <text:p text:style-name="P18">Vector GaussSeidelMethod(const Matrix &amp; A, const Vector &amp; f, MethodSummary &amp; methodSummary)</text:p>
        <text:p text:style-name="P18">{</text:p>
        <text:p text:style-name="P18"><text:tab/>const int n = getN(A);</text:p>
        <text:p text:style-name="P18"><text:tab/>Vector b = f;</text:p>
        <text:p text:style-name="P18"><text:tab/>for (int i = 0; i &lt; n; i++)</text:p>
        <text:p text:style-name="P18"><text:tab/><text:tab/>b[i] /= A[i][i];</text:p>
        <text:p text:style-name="P18"><text:tab/>Matrix B = loadMatrix(n, n);</text:p>
        <text:p text:style-name="P18"><text:tab/>for (int i = 0; i &lt; n; i++)</text:p>
        <text:p text:style-name="P18"><text:tab/><text:tab/>for (int j = 0; j &lt; n; j++)</text:p>
        <text:p text:style-name="P18"><text:tab/><text:tab/><text:tab/>if (i == j)</text:p>
        <text:p text:style-name="P18"><text:tab/><text:tab/><text:tab/><text:tab/>B[i][j] = 0;</text:p>
        <text:p text:style-name="P18"><text:tab/><text:tab/><text:tab/>else</text:p>
        <text:p text:style-name="P18"><text:tab/><text:tab/><text:tab/><text:tab/>B[i][j] = -A[i][j] / A[i][i];</text:p>
        <text:p text:style-name="P18"><text:tab/></text:p>
        <text:p text:style-name="P18"><text:tab/>Vector x = b, oldX;</text:p>
        <text:p text:style-name="P18"><text:tab/>int stepCnt = 0;</text:p>
        <text:p text:style-name="P18"><text:tab/>do</text:p>
        <text:p text:style-name="P18"><text:tab/>{</text:p>
        <text:p text:style-name="P18"><text:tab/><text:tab/>oldX = x;</text:p>
        <text:p text:style-name="P18"><text:tab/><text:tab/>for (int i = 0; i &lt; n; i++)</text:p>
        <text:p text:style-name="P18"><text:tab/><text:tab/>{ </text:p>
        <text:p text:style-name="P18"><text:tab/><text:tab/><text:tab/>x[i] = 0;</text:p>
        <text:p text:style-name="P18"><text:tab/><text:tab/><text:tab/>for (int j = 0; j &lt; i; j++)</text:p>
        <text:p text:style-name="P18"><text:tab/><text:tab/><text:tab/><text:tab/>x[i] += B[i][j] * x[j];</text:p>
        <text:p text:style-name="P18"><text:tab/><text:tab/><text:tab/>for (int j = i; j &lt; n; j++)</text:p>
        <text:p text:style-name="P18"><text:tab/><text:tab/><text:tab/><text:tab/>x[i] += B[i][j] * oldX[j];</text:p>
        <text:p text:style-name="P18"><text:tab/><text:tab/><text:tab/>x[i] += b[i];</text:p>
        <text:p text:style-name="P18"><text:tab/><text:tab/>}</text:p>
        <text:p text:style-name="P18"><text:tab/><text:tab/>stepCnt++;</text:p>
        <text:p text:style-name="P18"><text:tab/>} while (!eq(x, oldX));</text:p>
        <text:p text:style-name="P18"/>
        <text:p text:style-name="P18"><text:tab/>methodSummary.B = B;</text:p>
        <text:p text:style-name="P18"><text:tab/>methodSummary.b = b;</text:p>
        <text:p text:style-name="P18"><text:tab/>methodSummary.error = computeError(A, f, x);</text:p>
        <text:p text:style-name="P18"><text:tab/>methodSummary.stepCnt = stepCnt;</text:p>
        <text:p text:style-name="P18"><text:tab/>methodSummary.theoreticalStepCnt = 0;</text:p>
        <text:p text:style-name="P18"><text:tab/>methodSummary.x = x;</text:p>
        <text:p text:style-name="P18"><text:tab/>return x;</text:p>
        <text:p text:style-name="P18">}</text:p>
        <text:p text:style-name="P18"/>
        <text:p text:style-name="P18"/>
      </text:section>
      <text:h text:style-name="P24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4" text:outline-level="3"><text:bookmark-start text:name="__RefHeading___Toc2068_1681118743"/><text:soft-page-break/>Входные данные<text:bookmark-end text:name="__RefHeading___Toc2068_1681118743"/></text:h>
      <text:p text:style-name="P21"/>
      <text:p text:style-name="P10"><text:span text:style-name="T16">input</text:span><text:span text:style-name="T17">.</text:span><text:span text:style-name="T16">txt</text:span><text:span text:style-name="T17">:</text:span></text:p>
      <text:p text:style-name="P11">5</text:p>
      <text:p text:style-name="P11">-0.0305 -0.0914 -0.0741 -0.0122</text:p>
      <text:p text:style-name="P11">0.0000 0.0000 0.0122 0.0000</text:p>
      <text:p text:style-name="P11">0.4974 0.3284 0.5887 0.5887 0.4263</text:p>
      <text:p text:style-name="P11">1.5875 -1.7590 1.4139 1.7702 -2.0767</text:p>
      <text:p text:style-name="P12"/>
      <text:h text:style-name="P24" text:outline-level="3"><text:bookmark-start text:name="__RefHeading___Toc2070_1681118743"/>Выходные данные<text:bookmark-end text:name="__RefHeading___Toc2070_1681118743"/></text:h>
      <text:p text:style-name="P16">output.txt</text:p>
      <text:p text:style-name="P17">Method of simple iteration</text:p>
      <text:p text:style-name="P17">B:</text:p>
      <text:p text:style-name="P17"><text:s text:c="2"/>0.5980 <text:s/>0.0186 <text:s/>0.0932 -0.1049 -0.1354</text:p>
      <text:p text:style-name="P17"><text:s text:c="2"/>0.0186 <text:s/>0.8115 <text:s/>0.0938 <text:s/>0.0338 <text:s/>0.0154</text:p>
      <text:p text:style-name="P17"><text:s text:c="2"/>0.0932 <text:s/>0.0938 <text:s/>0.3714 <text:s/>0.0816 -0.1028</text:p>
      <text:p text:style-name="P17"><text:s/>-0.1049 <text:s/>0.0338 <text:s/>0.0816 <text:s/>0.4222 -0.0127</text:p>
      <text:p text:style-name="P17"><text:s/>-0.1354 <text:s/>0.0154 -0.1028 -0.0127 <text:s/>0.6675</text:p>
      <text:p text:style-name="P17">b:</text:p>
      <text:p text:style-name="P17"><text:s text:c="2"/>1.3994 -1.0357 <text:s/>0.3046 <text:s/>2.1522 -1.0124</text:p>
      <text:p text:style-name="P17">x:</text:p>
      <text:p text:style-name="P17"><text:s text:c="2"/>5.0006 -3.9559 <text:s/>2.0054 <text:s/>3.0003 -5.9988</text:p>
      <text:p text:style-name="P17">error:</text:p>
      <text:p text:style-name="P17">9.9560e-05<text:tab/>1.4503e-04<text:tab/>1.0864e-04<text:tab/>7.3447e-06<text:tab/>1.6532e-04<text:tab/></text:p>
      <text:p text:style-name="P17">iteration count: 46</text:p>
      <text:p text:style-name="P17">theoretical iteration count: 499</text:p>
      <text:p text:style-name="P17"/>
      <text:p text:style-name="P17">Jacobi method</text:p>
      <text:p text:style-name="P17">B:</text:p>
      <text:p text:style-name="P17"><text:s text:c="2"/>0.0000 -0.0000 <text:s/>0.2612 -0.1838 -0.3062</text:p>
      <text:p text:style-name="P17"><text:s text:c="2"/>0.0929 <text:s/>0.0000 -0.0000 <text:s/>0.1885 -0.0618</text:p>
      <text:p text:style-name="P17"><text:s/>-0.0173 <text:s/>0.1553 <text:s/>0.0000 -0.0190 -0.0603</text:p>
      <text:p text:style-name="P17"><text:s/>-0.0518 -0.0000 <text:s/>0.1259 <text:s/>0.0000 -0.0000</text:p>
      <text:p text:style-name="P17"><text:s/>-0.0476 <text:s/>0.0715 -0.3453 <text:s/>0.0286 <text:s/>0.0000</text:p>
      <text:p text:style-name="P17">b:</text:p>
      <text:p text:style-name="P17"><text:s text:c="2"/>3.1916 -5.3563 <text:s/>2.4017 <text:s/>3.0070 -4.8715</text:p>
      <text:p text:style-name="P17">x:</text:p>
      <text:p text:style-name="P17"><text:s text:c="2"/>5.0010 -3.9554 <text:s/>2.0057 <text:s/>3.0003 -5.9993</text:p>
      <text:p text:style-name="P17">error:</text:p>
      <text:p text:style-name="P17">3.3820e-06<text:tab/>7.4916e-07<text:tab/>2.1202e-06<text:tab/>4.4436e-09<text:tab/>2.1324e-06<text:tab/></text:p>
      <text:p text:style-name="P17">iteration count: 9</text:p>
      <text:p text:style-name="P17">theoretical iteration count: 43</text:p>
      <text:p text:style-name="P17"/>
      <text:p text:style-name="P17">Seidel method</text:p>
      <text:p text:style-name="P17">b:</text:p>
      <text:p text:style-name="P17"><text:s text:c="2"/>1.5875 -1.7590 <text:s/>1.4139 <text:s/>1.7702 -2.0767</text:p>
      <text:p text:style-name="P17">x:</text:p>
      <text:p text:style-name="P17"><text:s text:c="2"/>5.0007 -3.9555 <text:s/>2.0055 <text:s/>3.0003 -5.9990</text:p>
      <text:p text:style-name="P17">error:</text:p>
      <text:p text:style-name="P17">7.8004e-05<text:tab/>1.3120e-05<text:tab/>6.2919e-05<text:tab/>1.6944e-05<text:tab/>1.1173e-04<text:tab/></text:p>
      <text:p text:style-name="P17">iteration count: 41</text:p>
      <text:p text:style-name="P17"/>
      <text:p text:style-name="P17">Gauss-Seidel method</text:p>
      <text:p text:style-name="P17"><text:soft-page-break/>B:</text:p>
      <text:p text:style-name="P17"><text:s text:c="2"/>0.0000 -0.0000 <text:s/>0.2612 -0.1838 -0.3062</text:p>
      <text:p text:style-name="P17"><text:s text:c="2"/>0.0929 <text:s/>0.0000 -0.0000 <text:s/>0.1885 -0.0618</text:p>
      <text:p text:style-name="P17"><text:s/>-0.0173 <text:s/>0.1553 <text:s/>0.0000 -0.0190 -0.0603</text:p>
      <text:p text:style-name="P17"><text:s/>-0.0518 -0.0000 <text:s/>0.1259 <text:s/>0.0000 -0.0000</text:p>
      <text:p text:style-name="P17"><text:s/>-0.0476 <text:s/>0.0715 -0.3453 <text:s/>0.0286 <text:s/>0.0000</text:p>
      <text:p text:style-name="P17">b:</text:p>
      <text:p text:style-name="P17"><text:s text:c="2"/>3.1916 -5.3563 <text:s/>2.4017 <text:s/>3.0070 -4.8715</text:p>
      <text:p text:style-name="P17">x:</text:p>
      <text:p text:style-name="P17"><text:s text:c="2"/>5.0010 -3.9554 <text:s/>2.0057 <text:s/>3.0003 -5.9993</text:p>
      <text:p text:style-name="P17">error:</text:p>
      <text:p text:style-name="P17">1.9200e-06<text:tab/>6.4513e-08<text:tab/>2.2497e-07<text:tab/>0.0000e+00<text:tab/>0.0000e+00<text:tab/></text:p>
      <text:p text:style-name="P17">iteration count: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4.974cm" loext:contextual-spacing="false" fo:line-height="0.397cm" fo:text-align="center" style:justify-single-word="false" fo:background-color="#ffffff"/>
      <style:text-properties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 style:font-size-complex="9pt"/>
    </style:style>
    <style:style style:name="Заголовок_20__2116_2" style:display-name="Заголовок №2" style:family="paragraph" style:parent-style-name="Standard" style:default-outline-level="2" style:list-style-name="">
      <loext:graphic-properties draw:fill="solid" draw:fill-color="#ffffff"/>
      <style:paragraph-properties fo:margin-top="4.974cm" fo:margin-bottom="0.741cm" loext:contextual-spacing="false" fo:line-height="100%" fo:background-color="#ffffff"/>
      <style:text-properties style:font-name="Tahoma" fo:font-family="Tahoma" style:font-family-generic="roman" style:font-pitch="variable" fo:font-size="31pt" fo:letter-spacing="0.018cm" fo:font-weight="bold" style:font-name-asian="Tahoma1" style:font-family-asian="Tahoma" style:font-family-generic-asian="system" style:font-pitch-asian="variable" style:font-size-asian="31pt" style:font-weight-asian="bold" style:font-name-complex="Tahoma1" style:font-family-complex="Tahoma" style:font-family-generic-complex="system" style:font-pitch-complex="variable" style:font-size-complex="31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5.609cm" fo:margin-bottom="0cm" loext:contextual-spacing="false" fo:line-height="0.508cm" fo:text-align="end" style:justify-single-word="false" fo:background-color="#ffffff"/>
      <style:text-properties style:font-name="Arial" fo:font-family="Arial" style:font-family-generic="roman" style:font-pitch="variable" fo:font-size="11.5pt" fo:font-weight="bold" style:font-name-asian="Arial1" style:font-family-asian="Arial" style:font-family-generic-asian="system" style:font-pitch-asian="variable" style:font-size-asian="11.5pt" style:font-weight-asian="bold" style:font-name-complex="Arial1" style:font-family-complex="Arial" style:font-family-generic-complex="system" style:font-pitch-complex="variable" style:font-size-complex="11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left="0cm" fo:margin-right="0cm" fo:margin-top="6.244cm" fo:margin-bottom="2.646cm" loext:contextual-spacing="false" fo:line-height="100%" fo:text-indent="-0.776cm" style:auto-text-indent="false" fo:background-color="#ffffff"/>
      <style:text-properties style:font-name="Tahoma" fo:font-family="Tahoma" style:font-family-generic="roman" style:font-pitch="variable" fo:font-size="13pt" style:font-name-asian="Tahoma1" style:font-family-asian="Tahoma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3:54:00.350000000</meta:creation-date>
    <dc:date>2017-11-08T00:52:35.384000000</dc:date>
    <meta:editing-duration>PT11M22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15" meta:page-count="8" meta:paragraph-count="276" meta:word-count="1132" meta:character-count="7240" meta:non-whitespace-character-count="6057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f</mi>
    </mrow>
    <annotation encoding="StarMath 5.0">Ax = f</annotation>
  </semantics>
</math>
</file>

<file path=Object 10/content.xml><?xml version="1.0" encoding="utf-8"?>
<math xmlns="http://www.w3.org/1998/Math/MathML" display="block">
  <semantics>
    <mrow>
      <mrow>
        <mi>k</mi>
        <mo stretchy="false">≥</mo>
        <msub>
          <mi>log</mi>
          <mrow>
            <mtext>||</mtext>
            <mi>B</mi>
            <mtext>||</mtext>
          </mrow>
        </msub>
      </mrow>
      <mfrac>
        <mrow>
          <mi mathvariant="normal">ϵ</mi>
          <mrow>
            <mo fence="true" stretchy="false">(</mo>
            <mrow>
              <mrow>
                <mrow>
                  <mn>1</mn>
                  <mo stretchy="false">−</mo>
                  <mtext>||</mtext>
                </mrow>
                <mi>B</mi>
                <mtext>||</mtext>
              </mrow>
            </mrow>
            <mo fence="true" stretchy="false">)</mo>
          </mrow>
        </mrow>
        <mrow>
          <mtext>||</mtext>
          <mi>b</mi>
          <mtext>||</mtext>
        </mrow>
      </mfrac>
    </mrow>
    <annotation encoding="StarMath 5.0">k &gt;= log_{ "||"B"||" }{{ %epsilon(1-"||"B"||")} over {"||"b"||"} }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i>E</mi>
        <mo stretchy="false">−</mo>
        <mfrac>
          <mrow>
            <msup>
              <mi>A</mi>
              <mi>T</mi>
            </msup>
            <mi>A</mi>
          </mrow>
          <mrow>
            <mtext>||</mtext>
            <msup>
              <mi>A</mi>
              <mi>T</mi>
            </msup>
            <mi>A</mi>
            <mtext>||</mtext>
          </mrow>
        </mfrac>
      </mrow>
    </mrow>
    <annotation encoding="StarMath 5.0">B =E -  {A^{ T }A}  over { "||"A^{T}A"||" }</annotation>
  </semantics>
</math>
</file>

<file path=Object 12/content.xml><?xml version="1.0" encoding="utf-8"?>
<math xmlns="http://www.w3.org/1998/Math/MathML" display="block">
  <semantics>
    <mrow>
      <mi>b</mi>
      <mo stretchy="false">=</mo>
      <mfrac>
        <mrow>
          <msup>
            <mi>A</mi>
            <mi>T</mi>
          </msup>
          <mi>f</mi>
        </mrow>
        <mrow>
          <mtext>||</mtext>
          <msup>
            <mi>A</mi>
            <mi>T</mi>
          </msup>
          <mi>A</mi>
          <mtext>||</mtext>
        </mrow>
      </mfrac>
    </mrow>
    <annotation encoding="StarMath 5.0">b = {A^{T}f} over { "||"A^{T}A"||" }</annotation>
  </semantics>
</math>
</file>

<file path=Object 13/content.xml><?xml version="1.0" encoding="utf-8"?>
<math xmlns="http://www.w3.org/1998/Math/MathML" display="block">
  <semantics>
    <mrow>
      <mrow>
        <msub>
          <mi>B</mi>
          <mi mathvariant="italic">ij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stretchy="false">−</mo>
                        <msub>
                          <mi>A</mi>
                          <mi mathvariant="italic">ij</mi>
                        </msub>
                      </mrow>
                      <mo stretchy="false">/</mo>
                      <msub>
                        <mi>A</mi>
                        <mi mathvariant="italic">ii</mi>
                      </msub>
                    </mrow>
                    <mi>,</mi>
                    <mrow>
                      <mi>i</mi>
                      <mo stretchy="false">≠</mo>
                      <mi>j</mi>
                    </mrow>
                  </mrow>
                </mtd>
              </mtr>
              <mtr>
                <mtd>
                  <mrow>
                    <mn>0,</mn>
                    <mrow>
                      <mi>i</mi>
                      <mo stretchy="false">=</mo>
                      <mi>j</mi>
                    </mrow>
                  </mrow>
                </mtd>
              </mtr>
            </mtable>
          </mrow>
        </mrow>
      </mrow>
      <mi>,</mi>
      <mi>i</mi>
      <mi>,</mi>
      <mrow>
        <mi>j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B_{ ij } = left lbrace alignl{ binom { -A_{ij}/A_{ii}, i &lt;&gt; j } { 0, i =j } } right none , i, j = overline{ 1,n }</annotation>
  </semantics>
</math>
</file>

<file path=Object 14/content.xml><?xml version="1.0" encoding="utf-8"?>
<math xmlns="http://www.w3.org/1998/Math/MathML" display="block">
  <semantics>
    <mrow>
      <mrow>
        <msub>
          <mi>b</mi>
          <mi>i</mi>
        </msub>
        <mo stretchy="false">=</mo>
        <mrow>
          <msub>
            <mi>f</mi>
            <mi>i</mi>
          </msub>
          <mo stretchy="false">/</mo>
          <msub>
            <mi>A</mi>
            <mi mathvariant="italic">ii</mi>
          </msub>
        </mrow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b_i = f_i/A_{ ii }, i = overline{ 1,n }</annotation>
  </semantics>
</math>
</file>

<file path=Object 15/content.xml><?xml version="1.0" encoding="utf-8"?>
<math xmlns="http://www.w3.org/1998/Math/MathML" display="block">
  <semantics>
    <mrow>
      <mrow>
        <msup>
          <mi>x</mi>
          <mrow>
            <mi>k</mi>
            <mo stretchy="false">+</mo>
            <mn>1</mn>
          </mrow>
        </msup>
        <mo stretchy="false">=</mo>
        <mrow>
          <msup>
            <mi mathvariant="italic">Lx</mi>
            <mrow>
              <mi>k</mi>
              <mo stretchy="false">+</mo>
              <mn>1</mn>
            </mrow>
          </msup>
          <mo stretchy="false">+</mo>
          <msup>
            <mi mathvariant="italic">Ux</mi>
            <mi>k</mi>
          </msup>
          <mo stretchy="false">+</mo>
          <mi>b</mi>
        </mrow>
      </mrow>
      <mi>,</mi>
      <mi mathvariant="italic">где</mi>
      <mrow>
        <mi>L</mi>
        <mo stretchy="false">−</mo>
        <mi mathvariant="italic">нижний</mi>
      </mrow>
      <mi mathvariant="italic">треугольник</mi>
      <mi mathvariant="italic">матрицы</mi>
      <mi>A</mi>
      <mi>,</mi>
      <mrow>
        <mi>U</mi>
        <mo stretchy="false">−</mo>
        <mi mathvariant="italic">верхний</mi>
      </mrow>
      <mi mathvariant="italic">треугольник</mi>
      <mi>A</mi>
      <mi>с</mi>
      <mi mathvariant="italic">диагональю</mi>
      <mi>.</mi>
    </mrow>
    <annotation encoding="StarMath 5.0">x^{ k+1} = Lx^{ k+1 } + Ux^{k }+b, где L - нижний треугольник матрицы A, U - верхний треугольник A с диагональю.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i mathvariant="italic">Bx</mi>
        <mo stretchy="false">+</mo>
        <mi>b</mi>
      </mrow>
    </mrow>
    <annotation encoding="StarMath 5.0">x = Bx + b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p>
          <mi>x</mi>
          <mrow>
            <mo fence="true" stretchy="false">(</mo>
            <mrow>
              <mi>k</mi>
            </mrow>
            <mo fence="true" stretchy="false">)</mo>
          </mrow>
        </msup>
      </mrow>
      <mo fence="true" stretchy="false">)</mo>
    </mrow>
    <annotation encoding="StarMath 5.0">( x^(k) )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  <mo stretchy="false">=</mo>
          <msup>
            <mi>x</mi>
            <mrow>
              <mo fence="true" stretchy="false">(</mo>
              <mrow>
                <mtext>*</mtext>
              </mrow>
              <mo fence="true" stretchy="false">)</mo>
            </mrow>
          </msup>
        </mrow>
      </mrow>
      <mi>,</mi>
      <mi mathvariant="italic">где</mi>
      <mrow>
        <msup>
          <mi>x</mi>
          <mrow>
            <mo fence="true" stretchy="false">(</mo>
            <mrow>
              <mtext>*</mtext>
            </mrow>
            <mo fence="true" stretchy="false">)</mo>
          </mrow>
        </msup>
        <mo stretchy="false">−</mo>
        <mi mathvariant="italic">точное</mi>
      </mrow>
      <mi mathvariant="italic">решение</mi>
      <mi mathvariant="normal">:</mi>
      <mrow>
        <msup>
          <mi mathvariant="italic">Ax</mi>
          <mrow>
            <mo fence="true" stretchy="false">(</mo>
            <mrow>
              <mtext>*</mtext>
            </mrow>
            <mo fence="true" stretchy="false">)</mo>
          </mrow>
        </msup>
        <mo stretchy="false">=</mo>
        <mi>f</mi>
      </mrow>
    </mrow>
    <annotation encoding="StarMath 5.0">lim from{x-&gt;+infinity} { x^(k) = x^("*")}, где x^( "*") - точное решение: Ax^( "*") = f </annotation>
  </semantics>
</math>
</file>

<file path=Object 5/content.xml><?xml version="1.0" encoding="utf-8"?>
<math xmlns="http://www.w3.org/1998/Math/MathML" display="block">
  <semantics>
    <mrow>
      <msup>
        <mi>x</mi>
        <mrow>
          <mo fence="true" stretchy="false">(</mo>
          <mrow>
            <mtext>k</mtext>
          </mrow>
          <mo fence="true" stretchy="false">)</mo>
        </mrow>
      </msup>
      <mo stretchy="false">=</mo>
      <mrow>
        <msup>
          <mi mathvariant="italic">Bx</mi>
          <mrow>
            <mo fence="true" stretchy="false">(</mo>
            <mrow>
              <mi>k</mi>
            </mrow>
            <mo fence="true" stretchy="false">)</mo>
          </mrow>
        </msup>
        <mo stretchy="false">+</mo>
        <mi>b</mi>
      </mrow>
    </mrow>
    <annotation encoding="StarMath 5.0">x ^( "k" ) = Bx^( k ) + b</annotation>
  </semantics>
</math>
</file>

<file path=Object 6/content.xml><?xml version="1.0" encoding="utf-8"?>
<math xmlns="http://www.w3.org/1998/Math/MathML" display="block">
  <semantics>
    <msup>
      <mi>x</mi>
      <mrow>
        <mo fence="true" stretchy="false">(</mo>
        <mrow>
          <mn>0</mn>
        </mrow>
        <mo fence="true" stretchy="false">)</mo>
      </mrow>
    </msup>
    <annotation encoding="StarMath 5.0">x^( 0 )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sup>
          <mi>x</mi>
          <mrow>
            <mo fence="true" stretchy="false">(</mo>
            <mrow>
              <mi>k</mi>
            </mrow>
            <mo fence="true" stretchy="false">)</mo>
          </mrow>
        </msup>
        <mo stretchy="false">=</mo>
        <msup>
          <mi>x</mi>
          <mrow>
            <mo fence="true" stretchy="false">(</mo>
            <mrow>
              <mtext>*</mtext>
            </mrow>
            <mo fence="true" stretchy="false">)</mo>
          </mrow>
        </msup>
      </mrow>
    </mrow>
    <annotation encoding="StarMath 5.0">lim from{x-&gt;+infinity} { x^(k) = x^("*")}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row>
              <msubsup>
                <mi>x</mi>
                <mi>i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bsup>
              <mo stretchy="false">−</mo>
              <msubsup>
                <mi>x</mi>
                <mi>i</mi>
                <mrow>
                  <mo fence="true" stretchy="false">(</mo>
                  <mrow>
                    <mi>k</mi>
                  </mrow>
                  <mo fence="true" stretchy="false">)</mo>
                </mrow>
              </msubsup>
            </mrow>
          </mrow>
          <mo fence="true" stretchy="true">|</mo>
        </mrow>
        <mo stretchy="false">≤</mo>
        <mi mathvariant="normal">ϵ</mi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abs{ x^(k+1)_i-x^(k)_i}  &lt;= %epsilon, i = overline{ 1,n }</annotation>
  </semantics>
</math>
</file>